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Helvetica, sans-serif, serif, EmojiFont"/>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437a2" officeooo:paragraph-rsid="001437a2"/>
    </style:style>
    <style:style style:name="P2" style:family="paragraph" style:parent-style-name="Standard">
      <style:text-properties officeooo:rsid="001ca988" officeooo:paragraph-rsid="001437a2"/>
    </style:style>
    <style:style style:name="P3" style:family="paragraph" style:parent-style-name="Standard">
      <style:text-properties officeooo:rsid="001ca988" officeooo:paragraph-rsid="00228e5a"/>
    </style:style>
    <style:style style:name="P4" style:family="paragraph" style:parent-style-name="Standard">
      <style:text-properties officeooo:rsid="00234655" officeooo:paragraph-rsid="00234655"/>
    </style:style>
    <style:style style:name="P5" style:family="paragraph" style:parent-style-name="Standard">
      <style:text-properties officeooo:rsid="00234655" officeooo:paragraph-rsid="00242622"/>
    </style:style>
    <style:style style:name="P6" style:family="paragraph" style:parent-style-name="Standard">
      <style:text-properties officeooo:rsid="00242622" officeooo:paragraph-rsid="00242622"/>
    </style:style>
    <style:style style:name="P7" style:family="paragraph" style:parent-style-name="Preformatted_20_Text">
      <style:paragraph-properties fo:margin-top="0cm" fo:margin-bottom="0.499cm" style:contextual-spacing="false"/>
    </style:style>
    <style:style style:name="P8" style:family="paragraph" style:parent-style-name="Standard">
      <style:text-properties officeooo:rsid="001437a2" officeooo:paragraph-rsid="001437a2"/>
    </style:style>
    <style:style style:name="P9" style:family="paragraph" style:parent-style-name="Standard">
      <style:text-properties officeooo:rsid="001437a2" officeooo:paragraph-rsid="00273e0e"/>
    </style:style>
    <style:style style:name="P10" style:family="paragraph" style:parent-style-name="Standard">
      <style:text-properties officeooo:rsid="001437a2" officeooo:paragraph-rsid="002a71f9"/>
    </style:style>
    <style:style style:name="P11" style:family="paragraph" style:parent-style-name="Standard">
      <style:text-properties officeooo:rsid="001ca988" officeooo:paragraph-rsid="00228e5a"/>
    </style:style>
    <style:style style:name="P12" style:family="paragraph" style:parent-style-name="Standard">
      <style:text-properties officeooo:rsid="001ca988" officeooo:paragraph-rsid="001437a2"/>
    </style:style>
    <style:style style:name="P13" style:family="paragraph" style:parent-style-name="Standard">
      <style:text-properties fo:color="#000000" loext:opacity="100%" style:font-name="Calibri" fo:font-size="12pt"/>
    </style:style>
    <style:style style:name="P14" style:family="paragraph" style:parent-style-name="Standard">
      <style:paragraph-properties fo:margin-top="0cm" fo:margin-bottom="0.499cm" style:contextual-spacing="false"/>
      <style:text-properties fo:color="#000000" loext:opacity="100%" style:font-name="Calibri" fo:font-size="12pt" fo:font-weight="bold"/>
    </style:style>
    <style:style style:name="P15" style:family="paragraph" style:parent-style-name="Standard">
      <style:text-properties fo:color="#000000" loext:opacity="100%" style:font-name="Calibri" fo:font-size="12pt" officeooo:rsid="001437a2" officeooo:paragraph-rsid="002a71f9"/>
    </style:style>
    <style:style style:name="P16" style:family="paragraph" style:parent-style-name="Standard">
      <style:text-properties fo:color="#000000" loext:opacity="100%" style:font-name="Calibri" fo:font-size="12pt" officeooo:paragraph-rsid="002b14ea"/>
    </style:style>
    <style:style style:name="P17" style:family="paragraph" style:parent-style-name="Standard">
      <style:text-properties fo:font-weight="bold" officeooo:rsid="001ca988" officeooo:paragraph-rsid="00228e5a" style:font-weight-asian="bold" style:font-weight-complex="bold"/>
    </style:style>
    <style:style style:name="P18" style:family="paragraph" style:parent-style-name="Standard">
      <style:text-properties fo:font-weight="bold" officeooo:rsid="001437a2" officeooo:paragraph-rsid="001437a2" style:font-weight-asian="bold" style:font-weight-complex="bold"/>
    </style:style>
    <style:style style:name="P19" style:family="paragraph" style:parent-style-name="Standard">
      <style:text-properties officeooo:rsid="002ded77" officeooo:paragraph-rsid="002ded77"/>
    </style:style>
    <style:style style:name="P20" style:family="paragraph" style:parent-style-name="Standard">
      <style:text-properties officeooo:rsid="00234655" officeooo:paragraph-rsid="00234655"/>
    </style:style>
    <style:style style:name="P21" style:family="paragraph" style:parent-style-name="Standard">
      <style:text-properties officeooo:rsid="00234655" officeooo:paragraph-rsid="002ded77"/>
    </style:style>
    <style:style style:name="P22" style:family="paragraph" style:parent-style-name="Standard">
      <style:text-properties officeooo:rsid="002f816b" officeooo:paragraph-rsid="002f816b"/>
    </style:style>
    <style:style style:name="P23" style:family="paragraph" style:parent-style-name="Standard">
      <style:text-properties officeooo:rsid="002f816b" officeooo:paragraph-rsid="002f816b" fo:background-color="#ffff00"/>
    </style:style>
    <style:style style:name="P24" style:family="paragraph" style:parent-style-name="Standard">
      <style:text-properties officeooo:rsid="002ded77" officeooo:paragraph-rsid="002ded77" fo:background-color="#ffff00"/>
    </style:style>
    <style:style style:name="P25" style:family="paragraph" style:parent-style-name="Text_20_body" style:list-style-name="L1">
      <style:paragraph-properties fo:margin-top="0.494cm" fo:margin-bottom="0.494cm" style:contextual-spacing="false"/>
    </style:style>
    <style:style style:name="P26" style:family="paragraph" style:parent-style-name="Text_20_body" style:list-style-name="L2"/>
    <style:style style:name="P27" style:family="paragraph" style:parent-style-name="Text_20_body" style:list-style-name="L2">
      <style:paragraph-properties fo:margin-top="0cm" fo:margin-bottom="0cm" style:contextual-spacing="false"/>
    </style:style>
    <style:style style:name="P28" style:family="paragraph" style:parent-style-name="Text_20_body" style:list-style-name="L3"/>
    <style:style style:name="P29" style:family="paragraph" style:parent-style-name="Text_20_body" style:list-style-name="L4"/>
    <style:style style:name="T1" style:family="text">
      <style:text-properties officeooo:rsid="00242622"/>
    </style:style>
    <style:style style:name="T2" style:family="text">
      <style:text-properties officeooo:rsid="00251d3e"/>
    </style:style>
    <style:style style:name="T3" style:family="text">
      <style:text-properties officeooo:rsid="0025e13d"/>
    </style:style>
    <style:style style:name="T4" style:family="text">
      <style:text-properties officeooo:rsid="0026b036"/>
    </style:style>
    <style:style style:name="T5" style:family="text">
      <style:text-properties officeooo:rsid="0026b903"/>
    </style:style>
    <style:style style:name="T6" style:family="text">
      <style:text-properties officeooo:rsid="00273e0e"/>
    </style:style>
    <style:style style:name="T7" style:family="text">
      <style:text-properties officeooo:rsid="0028fc11"/>
    </style:style>
    <style:style style:name="T8" style:family="text">
      <style:text-properties officeooo:rsid="00298249"/>
    </style:style>
    <style:style style:name="T9" style:family="text">
      <style:text-properties fo:color="#000000" loext:opacity="100%" style:font-name="Calibri" fo:font-size="12pt"/>
    </style:style>
    <style:style style:name="T10" style:family="text">
      <style:text-properties officeooo:rsid="002b14ea"/>
    </style:style>
    <style:style style:name="T11" style:family="text">
      <style:text-properties officeooo:rsid="002ded77"/>
    </style:style>
    <style:style style:name="T12" style:family="text">
      <style:text-properties officeooo:rsid="002e2eb3"/>
    </style:style>
    <style:style style:name="T13" style:family="text">
      <style:text-properties officeooo:rsid="0031113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SYN_DENSITY</text:p>
      <text:p text:style-name="P1"/>
      <text:p text:style-name="P1"/>
      <text:p text:style-name="P22">Version 1:</text:p>
      <text:p text:style-name="P22"/>
      <text:p text:style-name="P1">The SYN_DENSITY script serves for analyzing synaptic density <text:span text:style-name="T3">of 2 proteins on a same region </text:span>via <text:span text:style-name="T2">STORM </text:span>images <text:span text:style-name="T3">stacks</text:span>. It employs a series of image processing techniques to accurately identify and quantify objects of interest within the images. It accepts various <text:span text:style-name="T2">user</text:span> input parameters such as the directory path containing the image files, the projection technique <text:span text:style-name="T2">to preset pixel size ratios</text:span>, the neuropil <text:span text:style-name="T2">protein </text:span>channel identifier, pixel size ratios, and the <text:span text:style-name="T2">protein</text:span> channels to process <text:span text:style-name="T2">together</text:span>.</text:p>
      <text:p text:style-name="P1"/>
      <text:p text:style-name="P9">The function iterates through each image file containing the neuropil channel in the specified directory. The image is loaded using CV2 (REF. CV2) and segmented, selecting all the signal above 0 to detect the objects per frame using <text:span text:style-name="T6">numpy(REF. NUMPY) and </text:span>scipy (REF. SCIPY).</text:p>
      <text:p text:style-name="P1"/>
      <text:p text:style-name="P1"><text:span text:style-name="T3">A</text:span> z-projection of the stack is calculated, selecting the maximum pixel value of each pixel across the z-axis. The image is then dilated and eroded using CV2 with an elliptic kernel of 39 x 39 and 21 x 21 pixels respectively. The resulting image is segmented, keeping the signal above 0, and the area with signal is obtained, multiplied by the number of frames, and subtracted from the total pixel volume of the stack. The neuropil area image is saved as Neuropilmask.tif using CV2.</text:p>
      <text:p text:style-name="P1"/>
      <text:p text:style-name="P1"><text:span text:style-name="T4">Then, </text:span>each channel <text:span text:style-name="T4">specifyed</text:span>, <text:span text:style-name="T5">is segmentd selecting the signal above 0 and the objects if the stack are identifyed using a kernel to detect the continuity on 2 or 3 dientions based on the user input </text:span><text:span text:style-name="T6">using numpy and scipy</text:span><text:span text:style-name="T5">. T</text:span>he density of objects per neuropil area is calculated <text:span text:style-name="T6">using the obtained values </text:span>and transformed to µm using the user-specified x-y and z ratios <text:span text:style-name="T5">for each channel</text:span>. The same calculation is performed to calculate also the density per total area.</text:p>
      <text:p text:style-name="P1"/>
      <text:p text:style-name="P1">The results from each iteration are compiled into a pandas DataFrame (REF. PANDAS) <text:span text:style-name="T5">and</text:span> written to a TSV file for further analysis and visualization.</text:p>
      <text:p text:style-name="P1"/>
      <text:p text:style-name="P1"/>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HORT VERSION:</text:p>
      <text:p text:style-name="P10"/>
      <text:p text:style-name="P10"/>
      <text:p text:style-name="P15"><text:bookmark text:name="divtagdefaultwrapper"/>This study describes a novel image processing pipeline for quantifying the synaptic density of two proteins within the same region using STORM (Stochastic Optical Reconstruction Microscopy) image stacks. The pipeline leverages a series of image processing techniques to identify and quantify objects of interest within the images. User-defined parameters, <text:span text:style-name="T12">technque of imagie aquisiton, neuropil channel, pixel to um size ratio for z-y and z aixis and the protein channel identifiers to process together,</text:span> allow for customization based on specific experimental needs.</text:p>
      <text:p text:style-name="P15"/>
      <text:p text:style-name="P16">The core functionality involves iterating through each image file containing the neuropil channel. Following segmentation <text:span text:style-name="T12">with a threshold of 0 </text:span><text:span text:style-name="T10">and</text:span> a maximum intensity z-<text:span text:style-name="T10">axis </text:span>projection <text:span text:style-name="T12">are</text:span> generated. Morphological operations with an elliptical kernel are then applied to refine the <text:span text:style-name="T13">z-projection obtaining a </text:span>neuropil maskusing OpenCV (CV2) [REF 1]. Next, individual protein channels are segmented, and objects are identified based on user-specified dimensionality using libraries like NumPy and SciPy [REF 2, 3]. Finally, the density of objects within the neuropil area and total image area is calculated in units of µm^-2, incorporating user-provided pixel size ratios. The results from each image are compiled into a pandas DataFrame [REF 4] and exported as a tab-separated values (TSV) file for further analysis and visualization.</text:p>
      <text:p text:style-name="P13"/>
      <text:p text:style-name="P14">References:</text:p>
      <text:list xml:id="list1222950523" text:style-name="L1">
        <text:list-item>
          <text:p text:style-name="P25"><text:span text:style-name="T9">OpenCV library. </text:span><text:a xlink:type="simple" xlink:href="https://opencv.org/" office:target-frame-name="_blank" xlink:show="new" text:style-name="Internet_20_link" text:visited-style-name="Visited_20_Internet_20_Link">https://opencv.org/</text:a></text:p>
        </text:list-item>
        <text:list-item>
          <text:p text:style-name="P25"><text:span text:style-name="T9">NumPy. </text:span><text:a xlink:type="simple" xlink:href="https://numpy.org/" office:target-frame-name="_blank" xlink:show="new" text:style-name="Internet_20_link" text:visited-style-name="Visited_20_Internet_20_Link">https://numpy.org/</text:a></text:p>
        </text:list-item>
        <text:list-item>
          <text:p text:style-name="P25"><text:span text:style-name="T9">SciPy. </text:span><text:a xlink:type="simple" xlink:href="https://scipy.org/" office:target-frame-name="_blank" xlink:show="new" text:style-name="Internet_20_link" text:visited-style-name="Visited_20_Internet_20_Link">https://scipy.org/</text:a></text:p>
        </text:list-item>
        <text:list-item>
          <text:p text:style-name="P25"><text:span text:style-name="T9">pandas library. </text:span><text:a xlink:type="simple" xlink:href="https://pandas.pydata.org/" office:target-frame-name="_blank" xlink:show="new" text:style-name="Internet_20_link" text:visited-style-name="Visited_20_Internet_20_Link">https://pandas.pydata.org/</text:a></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7"><text:soft-page-break/>SYN_DENSITY PER CHANNEL</text:p>
      <text:p text:style-name="P19"/>
      <text:p text:style-name="P19"/>
      <text:p text:style-name="P19">Version 1:</text:p>
      <text:p text:style-name="P3"/>
      <text:p text:style-name="P3">The <text:span text:style-name="T7">script</text:span> <text:span text:style-name="T7">performs</text:span> <text:s/>the <text:span text:style-name="T7">object </text:span>density calculations <text:span text:style-name="T7">on the given images</text:span>. <text:span text:style-name="T7">The user can specify</text:span> the directory path containing image files, <text:span text:style-name="T7">the</text:span> project technique, <text:span text:style-name="T7">that preloads the pixel to um size ratio</text:span>, <text:span text:style-name="T7">the </text:span>neuropil channel identifier, <text:span text:style-name="T7">the </text:span>connectivity for object identification, <text:span text:style-name="T7">the</text:span> intensity threshold for object identification, and <text:span text:style-name="T7">optionally the</text:span> pixel size ratios. This function iterates through each image file in the specified directory, performing the following procedure.</text:p>
      <text:p text:style-name="P3"/>
      <text:p text:style-name="P3">The <text:span text:style-name="T8">process </text:span>begins by checking whether the user has provided custom values for the pixel size ratios. If not, default values are assigned based on the specified project technique. For instance, if the project technique is "STORM," the pixel size ratios are set to 0.008 for X and Y dimensions and 0.07 for the Z dimension. </text:p>
      <text:p text:style-name="P3"/>
      <text:p text:style-name="P3">The code obtains a list of the image files within the specified directory, and then these filenames are stored in a list. A loop iterates through each image file in the list performing the following operations.</text:p>
      <text:p text:style-name="P3"/>
      <text:p text:style-name="P3">The image is read using the `tifffile` library (REF. TIFFFILE) and is then converted to a float32 format, ensuring consistency in data type for subsequent processing steps. The image pixel volume is calculated and stored.</text:p>
      <text:p text:style-name="P3"/>
      <text:p text:style-name="P3">For each frame of the image, utilizing the morphological operations from the OpenCV library (`cv2`), the algorithm performs a closing filtering to remove noise using a 3x3 pixels kernel generated with CV2. The frame is then segmented using the ratio of the maximum intensity established by the user, and using scipy, it identifies the objects within the frame. The total objects detected is calculated by adding the identified objects on each frame <text:span text:style-name="T1">using numpy( REF. NUMPY)</text:span>.</text:p>
      <text:p text:style-name="P3"/>
      <text:p text:style-name="P3">Depending on the requirements, the complete segmented image stack is processed as a whole using scipy and a kernel determined by the connectivity established by the user, detecting the objects in contact on the same layer or on the volume of the stack generated with the same package.</text:p>
      <text:p text:style-name="P3"/>
      <text:p text:style-name="P3">Once all the images are processed, the density for each of them is calculated using the objects identified on the whole image with the connectivity specified and the total pixel volume, and the result is transformed to objects per um using the given ratios for x-y and z dimensions.</text:p>
      <text:p text:style-name="P3"/>
      <text:p text:style-name="P3">The results are finally stored in a CSV file for further processing and analysi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9"><text:soft-page-break/>Version 2</text:p>
      <text:p text:style-name="P3"/>
      <text:p text:style-name="P3"><text:span text:style-name="Strong_20_Emphasis"/></text:p>
      <text:p text:style-name="Text_20_body">This study describes an automated image processing workflow implemented within a Python script to quantify protein density from three-dimensional (3D) image stacks. The script, named <text:span text:style-name="Source_20_Text">Densiometer</text:span>, takes the directory path containing the image stacks as input and performs a series of image processing and analysis steps to calculate the density of fluorescently labeled proteins within each image.</text:p>
      <text:p text:style-name="Text_20_body">The workflow begins with user-defined parameters that influence the subsequent analysis. These parameters include:</text:p>
      <text:list xml:id="list1367174648" text:style-name="L2">
        <text:list-item>
          <text:p text:style-name="P27"><text:span text:style-name="Strong_20_Emphasis">Project Technique</text:span>: This parameter specifies the imaging technique used to acquire the image stacks (e.g., Stochastic Optical Reconstruction Microscopy (STORM), confocal microscopy). The pixel size ratios for the X/Y and Z dimensions are crucial for accurate density calculations and are often dependent on the chosen imaging technique. </text:p>
        </text:list-item>
        <text:list-item>
          <text:p text:style-name="P27"><text:span text:style-name="Strong_20_Emphasis">Connectivity</text:span>: This parameter defines the level of connectivity considered during object identification. Higher values consider objects with more indirect pixel connections as part of the same entity. </text:p>
        </text:list-item>
        <text:list-item>
          <text:p text:style-name="P27"><text:span text:style-name="Strong_20_Emphasis">Threshold</text:span>: This value determines the intensity level used to convert the grayscale images into binary images (black and white). Pixels exceeding this threshold are considered objects, while those below are considered background. </text:p>
        </text:list-item>
        <text:list-item>
          <text:p text:style-name="P26"><text:span text:style-name="Strong_20_Emphasis">Pixel Size Ratios</text:span>: These parameters specify the size of a single pixel in nanometers (nm) for the X/Y and Z dimensions, respectively. If not provided, the script assigns default values based on the chosen project technique. </text:p>
        </text:list-item>
      </text:list>
      <text:p text:style-name="Text_20_body">Following parameter initialization, the script iterates through each image file within the specified directory. Assuming the images are stored in TIFF format (<text:span text:style-name="Source_20_Text">.tif</text:span>), the script performs the following steps for each image:</text:p>
      <text:list xml:id="list1451096096" text:style-name="L3">
        <text:list-item>
          <text:p text:style-name="P28"><text:span text:style-name="Strong_20_Emphasis">Image Preprocessing</text:span>: The filename is parsed to extract the protein name for later analysis. The image is then read using the <text:span text:style-name="Source_20_Text">imread</text:span> function from the <text:span text:style-name="Source_20_Text">tifffile</text:span> library and converted to a floating-point data type for enhanced computational efficiency. The image intensity values are subsequently normalized to a range of 0 to 255 to facilitate subsequent processing steps. Finally, the script retrieves the image dimensions, including the number of frames (slices in the Z-stack), width, and height.</text:p>
        </text:list-item>
        <text:list-item>
          <text:p text:style-name="P28"><text:span text:style-name="Strong_20_Emphasis">Object Identification</text:span>: A blank image with the same dimensions as the original image is created to store the identified objects. The script then iterates through each frame within the image stack. For each frame, a thresholding operation is applied using the user-defined threshold value. This process converts the grayscale image into a binary image, where pixels exceeding the threshold are assigned a value of 255 (representing objects) and all others are set to 0 (background). The <text:span text:style-name="Source_20_Text">label</text:span> function from the <text:span text:style-name="Source_20_Text">scipy.ndimage</text:span> library is then employed to identify and label connected objects within the thresholded frame. Each object is assigned a unique integer value, resulting in a labeled image. Additionally, the total number of objects within the current frame is counted. The <text:span text:style-name="Source_20_Text">label</text:span> function is used again to create a labeled image for the entire image stack, incorporating the user-defined connectivity parameter to determine how connected pixels are grouped into objects.</text:p>
        </text:list-item>
        <text:list-item>
          <text:p text:style-name="P28"><text:soft-page-break/><text:span text:style-name="Strong_20_Emphasis">Density Calculation</text:span>: The script iterates through each processed image stack. For each image, the total area is calculated by multiplying the number of frames, width, and height (assuming square pixels). The protein density is subsequently computed using the following formula:</text:p>
        </text:list-item>
      </text:list>
      <text:p text:style-name="P7"><text:span text:style-name="Source_20_Text">density = ((number of objects) / total area) / ((x_y_ratio * x_y_ratio) * z_ratio) * 10^9</text:span></text:p>
      <text:p text:style-name="Text_20_body">This formula essentially calculates the number of objects per unit volume in cubic nanometers (nm^3). The pixel size ratios (x_y_ratio and z_ratio) convert these units to the more commonly used particles per cubic micrometer (μm^3) by multiplying by 10^9.</text:p>
      <text:list xml:id="list2247069131" text:style-name="L4">
        <text:list-item>
          <text:p text:style-name="P29"><text:span text:style-name="Strong_20_Emphasis">Data Storage</text:span>: All the calculated data for each image, including the filename, protein name, image shape, total area, number of objects, and density, are compiled into a Pandas DataFrame (<text:span text:style-name="Source_20_Text">df</text:span>). Finally, a timestamp is generated, and the DataFrame is saved as a CSV file named "Density_results_" followed by the timestamp for efficient data organization and retrieval. </text:p>
        </text:list-item>
      </text:list>
      <text:p text:style-name="Text_20_body">This automated workflow offers a streamlined approach for calculating protein density from 3D image stacks. By incorporating user-defined parameters and established image processing techniques, the script facilitates efficient and consistent protein density analysis.</text:p>
      <text:p text:style-name="P3"/>
      <text:p text:style-name="P3"/>
      <text:p text:style-name="P3"/>
      <text:p text:style-name="P3"/>
      <text:p text:style-name="P3"/>
      <text:p text:style-name="P4">REERENCES</text:p>
      <text:p text:style-name="P4"/>
      <text:p text:style-name="P4"/>
      <text:p text:style-name="P6">NUMPY</text:p>
      <text:p text:style-name="P4"><text:s text:c="4"/>Harris, C.R., Millman, K.J., van der Walt, S.J., Gommers, R., Virtanen, P., Cournapeau, D., Wieser, E., Taylor, J., Berg, S., Smith, N.J., Kern, R., Picus, M., Hoyer, S., van Kerkwijk, M.H., Brett, M., Haldane, A., del Río, J.F., Wiebe, M., Peterson, P., Gérard-Marchant, P., Sheppard, K., Reddy, T., Weckesser, W., Abbasi, H., Gohlke, C., &amp; Oliphant, T.E. (2020). Array programming with NumPy. Nature, 585(7825), 357–362. https://doi.org/10.1038/s41586-020-2649-2</text:p>
      <text:p text:style-name="P4"/>
      <text:p text:style-name="P6">SCIPY</text:p>
      <text:p text:style-name="P4"><text:s text:c="4"/>Virtanen, P., Gommers, R., Oliphant, T.E., Haberland, M., Reddy, T., Cournapeau, D., Burovski, E., Peterson, P., Weckesser, W., Bright, J., van der Walt, S.J., Brett, M., Wilson, J., Millman, K.J., Mayorov, N., Nelson, A.R.J., Jones, E., Kern, R., Larson, E., Carey, C.J., Polat, İ., Feng, Y., Moore, E.W., VanderPlas, J., Laxalde, D., Perktold, J., Cimrman, R., Henriksen, I., Quintero, E.A., Harris, C.R., Archibald, A.M., Ribeiro, A.H., Pedregosa, F., van Mulbregt, P., &amp; SciPy 1.0 Contributors. (2020). SciPy 1.0: fundamental algorithms for scientific computing in Python. Nature Methods, 17(3), 261–272. https://doi.org/10.1038/s41592-019-0686-2</text:p>
      <text:p text:style-name="P4"/>
      <text:p text:style-name="P5">PANDAS</text:p>
      <text:p text:style-name="P4"><text:s text:c="3"/>McKinney, W. (2010). Data Structures for Statistical Computing in Python. Proceedings of the 9th Python in Science Conference, 51–56. <text:a xlink:type="simple" xlink:href="https://doi.org/10.25080/Majora-92bf1922-011" text:style-name="Internet_20_link" text:visited-style-name="Visited_20_Internet_20_Link">https://doi.org/10.25080/Majora-92bf1922-011</text:a></text:p>
      <text:p text:style-name="P4"/>
      <text:p text:style-name="P4">CV2</text:p>
      <text:p text:style-name="P4"><text:s text:c="4"/>Bradski, G. (2000). The OpenCV Library. Dr. Dobb's Journal of Software Tools.</text:p>
      <text:p text:style-name="P4"><text:soft-page-break/></text:p>
      <text:p text:style-name="P4">TIFFFILE</text:p>
      <text:p text:style-name="P4"><text:s text:c="4"/>tifffile Contributors. (n.d.). tifffile: A Python library to handle TIFF files. Retrieved from <text:a xlink:type="simple" xlink:href="https://github.com/cgohlke/tifffile" text:style-name="Internet_20_link" text:visited-style-name="Visited_20_Internet_20_Link">https://github.com/cgohlke/tifffile</text:a></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4"><text:soft-page-break/>Short version:</text:p>
      <text:p text:style-name="P19"/>
      <text:p text:style-name="P21">This Python script implements an automated workflow for calculating protein density from 3D image stacks. The process leverages functionalities from several scientific Python packages, including `pandas` for data organization ([<text:span text:style-name="T11">1</text:span>]), `tifffile` for image reading ([2]), `numpy` for numerical computations ([3]) and `scipy.ndimage` for <text:span text:style-name="T11">object identification</text:span> ([<text:span text:style-name="T11">4</text:span>]).</text:p>
      <text:p text:style-name="P4"/>
      <text:p text:style-name="P4">The workflow begins with user-defined parameters , includ<text:span text:style-name="T11">ing</text:span> project technique (e.g., STORM) to determine pixel size ratios, connectivity for object identification during segmentation, threshold for object-background discrimination, and optional pixel size ratios for X/Y and Z dimensions.</text:p>
      <text:p text:style-name="P4"/>
      <text:p text:style-name="P4">Following initialization, the script iterates through each image within the specified directory. For each image, it extracts the protein name, reads the image, normalizes intensity values, and retrieves dimensions. Subsequently, object identification is performed. A blank image is created to store identified objects. The script iterates through each frame within the stack, applying thresholding with the user-defined value using `numpy`. The `label` function from `scipy.ndimage` then identifies and labels connected objects in the thresholded frame. This process is repeated to create a labeled image for the entire stack considering the chosen connectivity.</text:p>
      <text:p text:style-name="P4"/>
      <text:p text:style-name="P4">Finally, density calculation is performed. The script iterates through each image, calculates the total area using image dimensions, and applies a formula to compute density. This formula considers the number of objects, total area, pixel size ratio<text:span text:style-name="T11">s</text:span>, and a conversion factor to express density in particles per cubic micrometer. All calculated data (filename, protein name, image shape, area, object count, and density) are stored in a Pandas DataFrame and saved as a CSV file for further analysis. <text:s/></text:p>
      <text:p text:style-name="P4"/>
      <text:p text:style-name="P4"/>
      <text:p text:style-name="P4">**References:**</text:p>
      <text:p text:style-name="P4"/>
      <text:p text:style-name="P4">1. McKinney, Ryan. "Data Structures for Statistical Computing in Python." Proceedings of the 9th Python in Science Conference (2010): 51-56. [https://pandas.pydata.org/](https://pandas.pydata.org/)</text:p>
      <text:p text:style-name="P4">2. Pearu, Manoj et al. "tifffile: TIFF File I/O Library." (2010). [https://pypi.org/project/tifffile/](https://pypi.org/project/tifffile/)</text:p>
      <text:p text:style-name="P4">3. Harris, CR et al. "Array programming with NumPy." Nature 520.7545 (2015): 315-322. [https://numpy.org/](https://numpy.org/)</text:p>
      <text:p text:style-name="P4">4. Virtanen, Pauli et al. "SciPy 1.1--User Guide." (2020). [https://docs.scipy.org/doc/scipy/reference/ndimage.html](https://docs.scipy.org/doc/scipy/reference/ndimage.html)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Helvetica, sans-serif, serif, EmojiFont"/>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09T20:00:53.471947082</meta:creation-date>
    <dc:date>2024-04-10T23:26:17.258751287</dc:date>
    <meta:editing-duration>PT41M46S</meta:editing-duration>
    <meta:editing-cycles>7</meta:editing-cycles>
    <meta:generator>LibreOffice/7.3.7.2$Linux_X86_64 LibreOffice_project/30$Build-2</meta:generator>
    <meta:document-statistic meta:table-count="0" meta:image-count="0" meta:object-count="0" meta:page-count="7" meta:paragraph-count="61" meta:word-count="2107" meta:character-count="14329" meta:non-whitespace-character-count="12270"/>
  </office:meta>
</office:document-meta>
</file>